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3506a" officeooo:paragraph-rsid="000350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readout of overflow counter by making use of your eyes</text:p>
      <text:p text:style-name="P1">and ears.</text:p>
      <text:p text:style-name="P1"/>
      <text:p text:style-name="P1">Given values describe the left channel. <text:s/>The right channel is delayed</text:p>
      <text:p text:style-name="P1">by one second and contains a sine wave with a frequency of 500 Hz.</text:p>
      <text:p text:style-name="P1"/>
      <text:p text:style-name="P1">00:00.000 - 00:02.000 <text:s/>silence</text:p>
      <text:p text:style-name="P1"/>
      <text:p text:style-name="P1">00:02.000 - 00:05.000 <text:s/>sine wave (150 Hz, -5.5 dBFS)</text:p>
      <text:p text:style-name="P1"/>
      <text:p text:style-name="P1"><text:s text:c="23"/>[both channels: <text:s/>first audible click must not register]</text:p>
      <text:p text:style-name="P1"><text:s text:c="23"/>[both channels: <text:s/>second audible click must register]</text:p>
      <text:p text:style-name="P1"/>
      <text:p text:style-name="P1"><text:s text:c="23"/>[left <text:s/>channel: <text:s/>a total of 16 clips must register]</text:p>
      <text:p text:style-name="P1"><text:s text:c="23"/>[right channel: <text:s/>a total of <text:s/>9 clips must register]</text:p>
      <text:p text:style-name="P1"/>
      <text:p text:style-name="P1">00:05.000 - 00:07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overflow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/>
      <text:p text:style-name="P1"/>
      <text:p text:style-name="P1"/>
      <text:p text:style-name="P1"><text:soft-page-break/>Samples reaching digital full scale</text:p>
      <text:p text:style-name="P1">===================================</text:p>
      <text:p text:style-name="P1">both channels: <text:s/>1 sample of integer level 32'764</text:p>
      <text:p text:style-name="P1"><text:s text:c="16"/>1 adjoining negated sample of integer level 32'764</text:p>
      <text:p text:style-name="P1"/>
      <text:p text:style-name="P1"><text:s text:c="16"/>--&gt; these peaks MUST NOT register</text:p>
      <text:p text:style-name="P1"/>
      <text:p text:style-name="P1">both channels: <text:s/>1 sample of integer level 32'765</text:p>
      <text:p text:style-name="P1"><text:s text:c="16"/>1 adjoining negated sample of integer level 32'765</text:p>
      <text:p text:style-name="P1"/>
      <text:p text:style-name="P1"><text:s text:c="16"/>--&gt; these peaks MUST register</text:p>
      <text:p text:style-name="P1"/>
      <text:p text:style-name="P1">left <text:s/>channel: <text:s/>4 continuous positive samples</text:p>
      <text:p text:style-name="P1"/>
      <text:p text:style-name="P1">left <text:s/>channel: <text:s/>2 continuous negative samples</text:p>
      <text:p text:style-name="P1"/>
      <text:p text:style-name="P1">left <text:s/>channel: <text:s/>1 positive sample</text:p>
      <text:p text:style-name="P1"><text:s text:c="16"/>1 adjoining negative sample</text:p>
      <text:p text:style-name="P1"/>
      <text:p text:style-name="P1">left <text:s/>channel: <text:s/>2 continuous positive samples</text:p>
      <text:p text:style-name="P1"><text:s text:c="16"/>1 "valid" sample</text:p>
      <text:p text:style-name="P1"><text:s text:c="16"/>2 continuous negative samples</text:p>
      <text:p text:style-name="P1"/>
      <text:p text:style-name="P1">right channel: <text:s/>1 positive sample</text:p>
      <text:p text:style-name="P1"/>
      <text:p text:style-name="P1">right channel: <text:s/>1 negative sample</text:p>
      <text:p text:style-name="P1"><text:s text:c="16"/>1 adjoining positive sample</text:p>
      <text:p text:style-name="P1"/>
      <text:p text:style-name="P1">left <text:s/>channel: <text:s/>1 negative sample</text:p>
      <text:p text:style-name="P1"/>
      <text:p text:style-name="P1">left <text:s/>channel: <text:s/>1 positive sample</text:p>
      <text:p text:style-name="P1"/>
      <text:p text:style-name="P1">right channel: <text:s/>2 continuous negative samples</text:p>
      <text:p text:style-name="P1"><text:s text:c="16"/>1 "valid" sample</text:p>
      <text:p text:style-name="P1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22:17:56</dc:date>
    <dc:creator>Martin Zuther</dc:creator>
    <meta:generator>OpenOffice.org/3.2$Unix OpenOffice.org_project/320m19$Build-9505</meta:generator>
    <meta:document-statistic meta:table-count="0" meta:image-count="0" meta:object-count="0" meta:page-count="2" meta:paragraph-count="63" meta:word-count="381" meta:character-count="2909"/>
    <meta:editing-duration>PT00H00M03S</meta:editing-duration>
    <meta:editing-cycles>1</meta:editing-cycles>
  </office:meta>
</office:document-meta>
</file>